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0c479"/>
    </style:style>
    <style:style style:name="P3" style:family="paragraph" style:parent-style-name="Heading_20_3" style:master-page-name="Standard">
      <loext:graphic-properties draw:fill="none"/>
      <style:paragraph-properties style:page-number="auto" fo:background-color="transparent" style:shadow="none"/>
      <style:text-properties officeooo:rsid="0024847a" officeooo:paragraph-rsid="0024847a"/>
    </style:style>
    <style:style style:name="P4" style:family="paragraph" style:parent-style-name="Heading_20_3">
      <loext:graphic-properties draw:fill="none"/>
      <style:paragraph-properties fo:background-color="transparent" style:shadow="none"/>
      <style:text-properties officeooo:rsid="0024847a" officeooo:paragraph-rsid="0024847a"/>
    </style:style>
    <style:style style:name="P5" style:family="paragraph" style:parent-style-name="Heading_20_3">
      <loext:graphic-properties draw:fill="none"/>
      <style:paragraph-properties fo:background-color="transparent" style:shadow="none"/>
      <style:text-properties officeooo:rsid="00249048" officeooo:paragraph-rsid="00249048"/>
    </style:style>
    <style:style style:name="P6" style:family="paragraph" style:parent-style-name="Heading_20_3">
      <loext:graphic-properties draw:fill="none"/>
      <style:paragraph-properties fo:background-color="transparent" style:shadow="none"/>
      <style:text-properties officeooo:rsid="00258184" officeooo:paragraph-rsid="00258184"/>
    </style:style>
    <style:style style:name="P7" style:family="paragraph" style:parent-style-name="Contents_20_3" style:master-page-name="without">
      <style:paragraph-properties style:page-number="auto">
        <style:tab-stops>
          <style:tab-stop style:position="13.653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207_978727049" text:style-name="Index_20_Link" text:visited-style-name="Index_20_Link">1. Структура и параметры интегрального операционного усилителя.<text:tab/>3</text:a></text:p>
          <text:p text:style-name="P8"><text:a xlink:type="simple" xlink:href="#__RefHeading___Toc209_978727049" text:style-name="Index_20_Link" text:visited-style-name="Index_20_Link">2. Эквивалентная схема замещения интегрального операционного усилителя.<text:tab/>3</text:a></text:p>
          <text:p text:style-name="P8"><text:a xlink:type="simple" xlink:href="#__RefHeading___Toc211_978727049" text:style-name="Index_20_Link" text:visited-style-name="Index_20_Link">3. Дополнительные цепи интегрального операционного усилителя.<text:tab/>3</text:a></text:p>
          <text:p text:style-name="P8"><text:a xlink:type="simple" xlink:href="#__RefHeading___Toc213_978727049" text:style-name="Index_20_Link" text:visited-style-name="Index_20_Link">4. Схемы включения интегрального операционного усилителя.<text:tab/>3</text:a></text:p>
          <text:p text:style-name="P8"><text:a xlink:type="simple" xlink:href="#__RefHeading___Toc215_978727049" text:style-name="Index_20_Link" text:visited-style-name="Index_20_Link">5. Аналоговый ключ.<text:tab/>3</text:a></text:p>
          <text:p text:style-name="P8"><text:a xlink:type="simple" xlink:href="#__RefHeading___Toc217_978727049" text:style-name="Index_20_Link" text:visited-style-name="Index_20_Link">6. Аналоговый коммутатор.<text:tab/>3</text:a></text:p>
          <text:p text:style-name="P8"><text:a xlink:type="simple" xlink:href="#__RefHeading___Toc219_978727049" text:style-name="Index_20_Link" text:visited-style-name="Index_20_Link">7. Схема выборки-хранения.<text:tab/>3</text:a></text:p>
          <text:p text:style-name="P8"><text:a xlink:type="simple" xlink:href="#__RefHeading___Toc221_978727049" text:style-name="Index_20_Link" text:visited-style-name="Index_20_Link">8. Аналоговые компараторы.<text:tab/>3</text:a></text:p>
          <text:p text:style-name="P8"><text:a xlink:type="simple" xlink:href="#__RefHeading___Toc223_978727049" text:style-name="Index_20_Link" text:visited-style-name="Index_20_Link">9. Пороговое устройство с гистерезисом (триггер Шмитта).<text:tab/>3</text:a></text:p>
          <text:p text:style-name="P8"><text:a xlink:type="simple" xlink:href="#__RefHeading___Toc229_978727049" text:style-name="Index_20_Link" text:visited-style-name="Index_20_Link">10. Микросхема таймера КР1006ВИ1.<text:tab/>3</text:a></text:p>
          <text:p text:style-name="P8"><text:a xlink:type="simple" xlink:href="#__RefHeading___Toc231_978727049" text:style-name="Index_20_Link" text:visited-style-name="Index_20_Link">11. Генератор одиночного импульса на таймере.<text:tab/>3</text:a></text:p>
          <text:p text:style-name="P8"><text:a xlink:type="simple" xlink:href="#__RefHeading___Toc233_978727049" text:style-name="Index_20_Link" text:visited-style-name="Index_20_Link">12. Автогенераторы испульсов на таймере.<text:tab/>3</text:a></text:p>
          <text:p text:style-name="P8"><text:a xlink:type="simple" xlink:href="#__RefHeading___Toc235_978727049" text:style-name="Index_20_Link" text:visited-style-name="Index_20_Link">13. Цифровые сигналы.<text:tab/>3</text:a></text:p>
          <text:p text:style-name="P8"><text:a xlink:type="simple" xlink:href="#__RefHeading___Toc237_978727049" text:style-name="Index_20_Link" text:visited-style-name="Index_20_Link">14. Интегральные логические элементы.<text:tab/>3</text:a></text:p>
          <text:p text:style-name="P8"><text:a xlink:type="simple" xlink:href="#__RefHeading___Toc239_978727049" text:style-name="Index_20_Link" text:visited-style-name="Index_20_Link">15. Логические основы цифровой схемотехники.<text:tab/>3</text:a></text:p>
          <text:p text:style-name="P8"><text:a xlink:type="simple" xlink:href="#__RefHeading___Toc241_978727049" text:style-name="Index_20_Link" text:visited-style-name="Index_20_Link">16. Приведение логических функций к заданному базису (И-НЕ, ИЛИ-НЕ).<text:tab/>3</text:a></text:p>
          <text:p text:style-name="P8"><text:a xlink:type="simple" xlink:href="#__RefHeading___Toc243_978727049" text:style-name="Index_20_Link" text:visited-style-name="Index_20_Link">17. Преобразователи высоких уровней напряжения в низкие и наоборот.<text:tab/>3</text:a></text:p>
          <text:p text:style-name="P8"><text:a xlink:type="simple" xlink:href="#__RefHeading___Toc245_978727049" text:style-name="Index_20_Link" text:visited-style-name="Index_20_Link">18. Подключение нагрузки к выводу микросхем.<text:tab/>3</text:a></text:p>
          <text:p text:style-name="P8"><text:a xlink:type="simple" xlink:href="#__RefHeading___Toc247_978727049" text:style-name="Index_20_Link" text:visited-style-name="Index_20_Link">19. Двоичное кодирование десятичных чисел.<text:tab/>3</text:a></text:p>
          <text:p text:style-name="P8"><text:a xlink:type="simple" xlink:href="#__RefHeading___Toc249_978727049" text:style-name="Index_20_Link" text:visited-style-name="Index_20_Link">20. Помехоустойчивые коды.<text:tab/>3</text:a></text:p>
          <text:p text:style-name="P8"><text:a xlink:type="simple" xlink:href="#__RefHeading___Toc251_978727049" text:style-name="Index_20_Link" text:visited-style-name="Index_20_Link">21. Применение микросхем дешифраторов.<text:tab/>3</text:a></text:p>
          <text:p text:style-name="P8"><text:a xlink:type="simple" xlink:href="#__RefHeading___Toc253_978727049" text:style-name="Index_20_Link" text:visited-style-name="Index_20_Link">22. Применение микросхем шифраторов.<text:tab/>3</text:a></text:p>
          <text:p text:style-name="P8"><text:a xlink:type="simple" xlink:href="#__RefHeading___Toc255_978727049" text:style-name="Index_20_Link" text:visited-style-name="Index_20_Link">23. Применение микросхем коммутаторов.<text:tab/>3</text:a></text:p>
          <text:p text:style-name="P8"><text:a xlink:type="simple" xlink:href="#__RefHeading___Toc257_978727049" text:style-name="Index_20_Link" text:visited-style-name="Index_20_Link">24. Применение микросхем цифровых компараторов.<text:tab/>3</text:a></text:p>
          <text:p text:style-name="P8"><text:a xlink:type="simple" xlink:href="#__RefHeading___Toc259_978727049" text:style-name="Index_20_Link" text:visited-style-name="Index_20_Link">25. Устройство защиты от ошибок.<text:tab/>3</text:a></text:p>
          <text:p text:style-name="P8"><text:a xlink:type="simple" xlink:href="#__RefHeading___Toc261_978727049" text:style-name="Index_20_Link" text:visited-style-name="Index_20_Link">26. Триггеры. Обобщенная схема триггера. Основные параметры. УГО.<text:tab/>3</text:a></text:p>
          <text:p text:style-name="P8"><text:a xlink:type="simple" xlink:href="#__RefHeading___Toc263_978727049" text:style-name="Index_20_Link" text:visited-style-name="Index_20_Link">27. Счетчики. Назначение. Классификация. Параметры. УГО.<text:tab/>3</text:a></text:p>
          <text:p text:style-name="P8"><text:a xlink:type="simple" xlink:href="#__RefHeading___Toc265_978727049" text:style-name="Index_20_Link" text:visited-style-name="Index_20_Link">28. Асинхронные счетчики.<text:tab/>3</text:a></text:p>
          <text:p text:style-name="P8"><text:a xlink:type="simple" xlink:href="#__RefHeading___Toc267_978727049" text:style-name="Index_20_Link" text:visited-style-name="Index_20_Link">29. Синхронные счетчики.<text:tab/>3</text:a></text:p>
          <text:p text:style-name="P8"><text:a xlink:type="simple" xlink:href="#__RefHeading___Toc269_978727049" text:style-name="Index_20_Link" text:visited-style-name="Index_20_Link">30. Вычитающие и реверсивные счетчики.<text:tab/>3</text:a></text:p>
          <text:p text:style-name="P8"><text:a xlink:type="simple" xlink:href="#__RefHeading___Toc271_978727049" text:style-name="Index_20_Link" text:visited-style-name="Index_20_Link">31. Регичтры. Назначение. Классификация. Параметры. УГО.<text:tab/>3</text:a></text:p>
          <text:p text:style-name="P8"><text:a xlink:type="simple" xlink:href="#__RefHeading___Toc273_978727049" text:style-name="Index_20_Link" text:visited-style-name="Index_20_Link">32. Регистры хранения.<text:tab/>3</text:a></text:p>
          <text:p text:style-name="P8"><text:a xlink:type="simple" xlink:href="#__RefHeading___Toc275_978727049" text:style-name="Index_20_Link" text:visited-style-name="Index_20_Link">33. Регистры сдвига.<text:tab/>4</text:a></text:p>
          <text:p text:style-name="P8"><text:a xlink:type="simple" xlink:href="#__RefHeading___Toc277_978727049" text:style-name="Index_20_Link" text:visited-style-name="Index_20_Link">34. Распределители испульсов.<text:tab/>4</text:a></text:p>
          <text:p text:style-name="P8"><text:a xlink:type="simple" xlink:href="#__RefHeading___Toc279_978727049" text:style-name="Index_20_Link" text:visited-style-name="Index_20_Link">35. Определение конечного автомата.<text:tab/>4</text:a></text:p>
          <text:p text:style-name="P8"><text:a xlink:type="simple" xlink:href="#__RefHeading___Toc281_978727049" text:style-name="Index_20_Link" text:visited-style-name="Index_20_Link">36. Автоматы Мили и Мура.<text:tab/>4</text:a></text:p>
          <text:p text:style-name="P8"><text:a xlink:type="simple" xlink:href="#__RefHeading___Toc283_978727049" text:style-name="Index_20_Link" text:visited-style-name="Index_20_Link">37. Способы описания конечного автомата.<text:tab/>4</text:a></text:p>
          <text:p text:style-name="P8"><text:a xlink:type="simple" xlink:href="#__RefHeading___Toc285_978727049" text:style-name="Index_20_Link" text:visited-style-name="Index_20_Link">38. Синтез цифровых устройств методом конечных автоматов.<text:tab/>4</text:a></text:p>
          <text:p text:style-name="P8"><text:a xlink:type="simple" xlink:href="#__RefHeading___Toc287_978727049" text:style-name="Index_20_Link" text:visited-style-name="Index_20_Link">39. Шинная система обмена информации.<text:tab/>4</text:a></text:p>
          <text:p text:style-name="P8"><text:a xlink:type="simple" xlink:href="#__RefHeading___Toc289_978727049" text:style-name="Index_20_Link" text:visited-style-name="Index_20_Link">40. Прохождение сигналов по магистрали.<text:tab/>4</text:a></text:p>
          <text:p text:style-name="P8"><text:a xlink:type="simple" xlink:href="#__RefHeading___Toc291_978727049" text:style-name="Index_20_Link" text:visited-style-name="Index_20_Link">41. Приемопередатчики.<text:tab/>4</text:a></text:p>
          <text:p text:style-name="P8"><text:a xlink:type="simple" xlink:href="#__RefHeading___Toc293_978727049" text:style-name="Index_20_Link" text:visited-style-name="Index_20_Link">42. Постоянные ЗУ.<text:tab/>4</text:a></text:p>
          <text:p text:style-name="P8"><text:a xlink:type="simple" xlink:href="#__RefHeading___Toc295_978727049" text:style-name="Index_20_Link" text:visited-style-name="Index_20_Link">43. Оперативные ЗУ.<text:tab/>4</text:a></text:p>
          <text:p text:style-name="P8"><text:a xlink:type="simple" xlink:href="#__RefHeading___Toc297_978727049" text:style-name="Index_20_Link" text:visited-style-name="Index_20_Link">44. Программируемые логические матрицы.<text:tab/>4</text:a></text:p>
          <text:p text:style-name="P8"><text:a xlink:type="simple" xlink:href="#__RefHeading___Toc299_978727049" text:style-name="Index_20_Link" text:visited-style-name="Index_20_Link">45. Устройства преобразования информации. Общие сведения.<text:tab/>4</text:a></text:p>
          <text:p text:style-name="P8"><text:a xlink:type="simple" xlink:href="#__RefHeading___Toc301_978727049" text:style-name="Index_20_Link" text:visited-style-name="Index_20_Link">46. ЦАП.<text:tab/>4</text:a></text:p>
          <text:p text:style-name="P8"><text:a xlink:type="simple" xlink:href="#__RefHeading___Toc303_978727049" text:style-name="Index_20_Link" text:visited-style-name="Index_20_Link">47. Интерфейсы ЦАП.<text:tab/>4</text:a></text:p>
          <text:p text:style-name="P8"><text:soft-page-break/><text:a xlink:type="simple" xlink:href="#__RefHeading___Toc305_978727049" text:style-name="Index_20_Link" text:visited-style-name="Index_20_Link">48. АЦП.<text:tab/>4</text:a></text:p>
          <text:p text:style-name="P8"><text:a xlink:type="simple" xlink:href="#__RefHeading___Toc307_978727049" text:style-name="Index_20_Link" text:visited-style-name="Index_20_Link">49. Интерфейсы АЦП.<text:tab/>4</text:a></text:p>
          <text:p text:style-name="P8"><text:a xlink:type="simple" xlink:href="#__RefHeading___Toc309_978727049" text:style-name="Index_20_Link" text:visited-style-name="Index_20_Link">50. Устройства связи с объектами.<text:tab/>4</text:a></text:p>
        </text:index-body>
      </text:table-of-content>
      <text:h text:style-name="P2" text:outline-level="3"/>
      <text:h text:style-name="P3" text:outline-level="3"><text:bookmark-start text:name="__RefHeading___Toc207_978727049"/>Структура и параметры интегрального операционного усилителя.<text:bookmark-end text:name="__RefHeading___Toc207_978727049"/></text:h>
      <text:h text:style-name="P4" text:outline-level="3"><text:bookmark-start text:name="__RefHeading___Toc209_978727049"/>Эквивалентная схема замещения интегрального операционного усилителя.<text:bookmark-end text:name="__RefHeading___Toc209_978727049"/></text:h>
      <text:h text:style-name="P4" text:outline-level="3"><text:bookmark-start text:name="__RefHeading___Toc211_978727049"/>Дополнительные цепи интегрального операционного усилителя.<text:bookmark-end text:name="__RefHeading___Toc211_978727049"/></text:h>
      <text:h text:style-name="P4" text:outline-level="3"><text:bookmark-start text:name="__RefHeading___Toc213_978727049"/>Схемы включения интегрального операционного усилителя.<text:bookmark-end text:name="__RefHeading___Toc213_978727049"/></text:h>
      <text:h text:style-name="P4" text:outline-level="3"><text:bookmark-start text:name="__RefHeading___Toc215_978727049"/>Аналоговый ключ.<text:bookmark-end text:name="__RefHeading___Toc215_978727049"/></text:h>
      <text:h text:style-name="P4" text:outline-level="3"><text:bookmark-start text:name="__RefHeading___Toc217_978727049"/>Аналоговый коммутатор.<text:bookmark-end text:name="__RefHeading___Toc217_978727049"/></text:h>
      <text:h text:style-name="P5" text:outline-level="3"><text:bookmark-start text:name="__RefHeading___Toc219_978727049"/>Схема выборки-хранения.<text:bookmark-end text:name="__RefHeading___Toc219_978727049"/></text:h>
      <text:h text:style-name="P5" text:outline-level="3"><text:bookmark-start text:name="__RefHeading___Toc221_978727049"/>Аналоговые компараторы.<text:bookmark-end text:name="__RefHeading___Toc221_978727049"/></text:h>
      <text:h text:style-name="P5" text:outline-level="3"><text:bookmark-start text:name="__RefHeading___Toc223_978727049"/>Пороговое устройство с гистерезисом (триггер Шмитта).<text:bookmark-end text:name="__RefHeading___Toc223_978727049"/></text:h>
      <text:h text:style-name="P6" text:outline-level="3"><text:bookmark-start text:name="__RefHeading___Toc229_978727049"/>Микросхема таймера КР1006ВИ1.<text:bookmark-end text:name="__RefHeading___Toc229_978727049"/></text:h>
      <text:h text:style-name="P6" text:outline-level="3"><text:bookmark-start text:name="__RefHeading___Toc231_978727049"/>Генератор одиночного импульса на таймере.<text:bookmark-end text:name="__RefHeading___Toc231_978727049"/></text:h>
      <text:h text:style-name="P6" text:outline-level="3"><text:bookmark-start text:name="__RefHeading___Toc233_978727049"/>Автогенераторы испульсов на таймере.<text:bookmark-end text:name="__RefHeading___Toc233_978727049"/></text:h>
      <text:h text:style-name="P6" text:outline-level="3"><text:bookmark-start text:name="__RefHeading___Toc235_978727049"/>Цифровые сигналы.<text:bookmark-end text:name="__RefHeading___Toc235_978727049"/></text:h>
      <text:h text:style-name="P6" text:outline-level="3"><text:bookmark-start text:name="__RefHeading___Toc237_978727049"/>Интегральные логические элементы.<text:bookmark-end text:name="__RefHeading___Toc237_978727049"/></text:h>
      <text:h text:style-name="P6" text:outline-level="3"><text:bookmark-start text:name="__RefHeading___Toc239_978727049"/>Логические основы цифровой схемотехники.<text:bookmark-end text:name="__RefHeading___Toc239_978727049"/></text:h>
      <text:h text:style-name="P6" text:outline-level="3"><text:bookmark-start text:name="__RefHeading___Toc241_978727049"/>Приведение логических функций к заданному базису (И-НЕ, ИЛИ-НЕ).<text:bookmark-end text:name="__RefHeading___Toc241_978727049"/></text:h>
      <text:h text:style-name="P6" text:outline-level="3"><text:bookmark-start text:name="__RefHeading___Toc243_978727049"/>Преобразователи высоких уровней напряжения в низкие и наоборот.<text:bookmark-end text:name="__RefHeading___Toc243_978727049"/></text:h>
      <text:h text:style-name="P6" text:outline-level="3"><text:bookmark-start text:name="__RefHeading___Toc245_978727049"/>Подключение нагрузки к выводу микросхем.<text:bookmark-end text:name="__RefHeading___Toc245_978727049"/></text:h>
      <text:h text:style-name="P6" text:outline-level="3"><text:bookmark-start text:name="__RefHeading___Toc247_978727049"/>Двоичное кодирование десятичных чисел.<text:bookmark-end text:name="__RefHeading___Toc247_978727049"/></text:h>
      <text:h text:style-name="P6" text:outline-level="3"><text:bookmark-start text:name="__RefHeading___Toc249_978727049"/>Помехоустойчивые коды.<text:bookmark-end text:name="__RefHeading___Toc249_978727049"/></text:h>
      <text:h text:style-name="P6" text:outline-level="3"><text:bookmark-start text:name="__RefHeading___Toc251_978727049"/>Применение микросхем дешифраторов.<text:bookmark-end text:name="__RefHeading___Toc251_978727049"/></text:h>
      <text:h text:style-name="P6" text:outline-level="3"><text:bookmark-start text:name="__RefHeading___Toc253_978727049"/>Применение микросхем шифраторов.<text:bookmark-end text:name="__RefHeading___Toc253_978727049"/></text:h>
      <text:h text:style-name="P6" text:outline-level="3"><text:bookmark-start text:name="__RefHeading___Toc255_978727049"/>Применение микросхем коммутаторов.<text:bookmark-end text:name="__RefHeading___Toc255_978727049"/></text:h>
      <text:h text:style-name="P6" text:outline-level="3"><text:bookmark-start text:name="__RefHeading___Toc257_978727049"/>Применение микросхем цифровых компараторов.<text:bookmark-end text:name="__RefHeading___Toc257_978727049"/></text:h>
      <text:h text:style-name="P6" text:outline-level="3"><text:bookmark-start text:name="__RefHeading___Toc259_978727049"/>Устройство защиты от ошибок.<text:bookmark-end text:name="__RefHeading___Toc259_978727049"/></text:h>
      <text:h text:style-name="P6" text:outline-level="3"><text:bookmark-start text:name="__RefHeading___Toc261_978727049"/>Триггеры. Обобщенная схема триггера. Основные параметры. УГО.<text:bookmark-end text:name="__RefHeading___Toc261_978727049"/></text:h>
      <text:h text:style-name="P6" text:outline-level="3"><text:bookmark-start text:name="__RefHeading___Toc263_978727049"/>Счетчики. Назначение. Классификация. Параметры. УГО.<text:bookmark-end text:name="__RefHeading___Toc263_978727049"/></text:h>
      <text:h text:style-name="P6" text:outline-level="3"><text:bookmark-start text:name="__RefHeading___Toc265_978727049"/>Асинхронные счетчики.<text:bookmark-end text:name="__RefHeading___Toc265_978727049"/></text:h>
      <text:h text:style-name="P6" text:outline-level="3"><text:bookmark-start text:name="__RefHeading___Toc267_978727049"/>Синхронные счетчики.<text:bookmark-end text:name="__RefHeading___Toc267_978727049"/></text:h>
      <text:h text:style-name="P6" text:outline-level="3"><text:bookmark-start text:name="__RefHeading___Toc269_978727049"/>Вычитающие и реверсивные счетчики.<text:bookmark-end text:name="__RefHeading___Toc269_978727049"/></text:h>
      <text:h text:style-name="P6" text:outline-level="3"><text:bookmark-start text:name="__RefHeading___Toc271_978727049"/>Регичтры. Назначение. Классификация. Параметры. УГО.<text:bookmark-end text:name="__RefHeading___Toc271_978727049"/></text:h>
      <text:h text:style-name="P6" text:outline-level="3"><text:bookmark-start text:name="__RefHeading___Toc273_978727049"/>Регистры хранения.<text:bookmark-end text:name="__RefHeading___Toc273_978727049"/></text:h>
      <text:h text:style-name="P6" text:outline-level="3"><text:bookmark-start text:name="__RefHeading___Toc275_978727049"/><text:soft-page-break/>Регистры сдвига.<text:bookmark-end text:name="__RefHeading___Toc275_978727049"/></text:h>
      <text:h text:style-name="P6" text:outline-level="3"><text:bookmark-start text:name="__RefHeading___Toc277_978727049"/>Распределители испульсов.<text:bookmark-end text:name="__RefHeading___Toc277_978727049"/></text:h>
      <text:h text:style-name="P6" text:outline-level="3"><text:bookmark-start text:name="__RefHeading___Toc279_978727049"/>Определение конечного автомата.<text:bookmark-end text:name="__RefHeading___Toc279_978727049"/></text:h>
      <text:h text:style-name="P6" text:outline-level="3"><text:bookmark-start text:name="__RefHeading___Toc281_978727049"/>Автоматы Мили и Мура.<text:bookmark-end text:name="__RefHeading___Toc281_978727049"/></text:h>
      <text:h text:style-name="P6" text:outline-level="3"><text:bookmark-start text:name="__RefHeading___Toc283_978727049"/>Способы описания конечного автомата.<text:bookmark-end text:name="__RefHeading___Toc283_978727049"/></text:h>
      <text:h text:style-name="P6" text:outline-level="3"><text:bookmark-start text:name="__RefHeading___Toc285_978727049"/>Синтез цифровых устройств методом конечных автоматов.<text:bookmark-end text:name="__RefHeading___Toc285_978727049"/></text:h>
      <text:h text:style-name="P6" text:outline-level="3"><text:bookmark-start text:name="__RefHeading___Toc287_978727049"/>Шинная система обмена информации.<text:bookmark-end text:name="__RefHeading___Toc287_978727049"/></text:h>
      <text:h text:style-name="P6" text:outline-level="3"><text:bookmark-start text:name="__RefHeading___Toc289_978727049"/>Прохождение сигналов по магистрали.<text:bookmark-end text:name="__RefHeading___Toc289_978727049"/></text:h>
      <text:h text:style-name="P6" text:outline-level="3"><text:bookmark-start text:name="__RefHeading___Toc291_978727049"/>Приемопередатчики.<text:bookmark-end text:name="__RefHeading___Toc291_978727049"/></text:h>
      <text:h text:style-name="P6" text:outline-level="3"><text:bookmark-start text:name="__RefHeading___Toc293_978727049"/>Постоянные ЗУ.<text:bookmark-end text:name="__RefHeading___Toc293_978727049"/></text:h>
      <text:h text:style-name="P6" text:outline-level="3"><text:bookmark-start text:name="__RefHeading___Toc295_978727049"/>Оперативные ЗУ.<text:bookmark-end text:name="__RefHeading___Toc295_978727049"/></text:h>
      <text:h text:style-name="P6" text:outline-level="3"><text:bookmark-start text:name="__RefHeading___Toc297_978727049"/>Программируемые логические матрицы.<text:bookmark-end text:name="__RefHeading___Toc297_978727049"/></text:h>
      <text:h text:style-name="P6" text:outline-level="3"><text:bookmark-start text:name="__RefHeading___Toc299_978727049"/>Устройства преобразования информации. Общие сведения.<text:bookmark-end text:name="__RefHeading___Toc299_978727049"/></text:h>
      <text:h text:style-name="P6" text:outline-level="3"><text:bookmark-start text:name="__RefHeading___Toc301_978727049"/>ЦАП.<text:bookmark-end text:name="__RefHeading___Toc301_978727049"/></text:h>
      <text:h text:style-name="P6" text:outline-level="3"><text:bookmark-start text:name="__RefHeading___Toc303_978727049"/>Интерфейсы ЦАП.<text:bookmark-end text:name="__RefHeading___Toc303_978727049"/></text:h>
      <text:h text:style-name="P6" text:outline-level="3"><text:bookmark-start text:name="__RefHeading___Toc305_978727049"/>АЦП.<text:bookmark-end text:name="__RefHeading___Toc305_978727049"/></text:h>
      <text:h text:style-name="P6" text:outline-level="3"><text:bookmark-start text:name="__RefHeading___Toc307_978727049"/>Интерфейсы АЦП.<text:bookmark-end text:name="__RefHeading___Toc307_978727049"/></text:h>
      <text:h text:style-name="P6" text:outline-level="3"><text:bookmark-start text:name="__RefHeading___Toc309_978727049"/>Устройства связи с объектами.<text:bookmark-end text:name="__RefHeading___Toc309_9787270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cm" fo:margin-right="0cm" fo:margin-top="0.101cm" fo:margin-bottom="0cm" loext:contextual-spacing="false" fo:text-align="justify" style:justify-single-word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without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2:43.345784132</meta:creation-date>
    <dc:date>2020-02-21T22:08:20.370803745</dc:date>
    <meta:editing-duration>PT40M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101" meta:word-count="511" meta:character-count="3795" meta:non-whitespace-character-count="3435"/>
  </office:meta>
</office:document-meta>
</file>